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i" svg:font-family="Calibi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077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18.341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3.448cm" fo:break-before="auto" style:use-optimal-row-height="fals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2.817cm" fo:break-before="auto" style:use-optimal-row-height="false"/>
    </style:style>
    <style:style style:name="ro8" style:family="table-row">
      <style:table-row-properties style:row-height="4.29cm" fo:break-before="auto" style:use-optimal-row-height="false"/>
    </style:style>
    <style:style style:name="ro9" style:family="table-row">
      <style:table-row-properties style:row-height="1.921cm" fo:break-before="auto" style:use-optimal-row-height="false"/>
    </style:style>
    <style:style style:name="ro10" style:family="table-row">
      <style:table-row-properties style:row-height="4.658cm" fo:break-before="auto" style:use-optimal-row-height="false"/>
    </style:style>
    <style:style style:name="ro11" style:family="table-row">
      <style:table-row-properties style:row-height="1.579cm" fo:break-before="auto" style:use-optimal-row-height="false"/>
    </style:style>
    <style:style style:name="ro12" style:family="table-row">
      <style:table-row-properties style:row-height="3.159cm" fo:break-before="auto" style:use-optimal-row-height="false"/>
    </style:style>
    <style:style style:name="ro13" style:family="table-row">
      <style:table-row-properties style:row-height="1.473cm" fo:break-before="auto" style:use-optimal-row-height="true"/>
    </style:style>
    <style:style style:name="ro14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974cm" fo:break-before="auto" style:use-optimal-row-height="true"/>
    </style:style>
    <style:style style:name="ro1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vertical-align="middle"/>
    </style:style>
    <style:style style:name="ce4" style:family="table-cell" style:parent-style-name="Excel_20_Built-in_20_Normal">
      <style:table-cell-properties fo:wrap-option="wrap" style:vertical-align="middle"/>
      <style:text-properties style:font-name="Arial"/>
    </style:style>
    <style:style style:name="ce5" style:family="table-cell" style:parent-style-name="Excel_20_Built-in_20_Normal">
      <style:text-properties style:font-name="Arial"/>
    </style:style>
    <style:style style:name="ce6" style:family="table-cell" style:parent-style-name="Excel_20_Built-in_20_Normal">
      <style:table-cell-properties fo:wrap-option="wrap" style:vertical-align="middle"/>
      <style:text-properties style:use-window-font-color="true" style:font-name="Arial" fo:language="en" fo:country="US" style:font-name-asian="Lucida Sans Unicode" style:language-asian="en" style:country-asian="US" style:font-name-complex="Tahoma" style:font-size-complex="6.80000019073486pt" style:language-complex="en" style:country-complex="US"/>
    </style:style>
    <style:style style:name="ce7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fo:wrap-option="wrap" style:vertical-align="middle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0" style:family="table-cell" style:parent-style-name="Excel_20_Built-in_20_Normal"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weight="normal" style:font-weight-asian="normal" style:font-weight-complex="normal"/>
    </style:style>
    <style:style style:name="T5" style:family="text">
      <style:text-properties style:font-name="Arial" fo:font-size="12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20" table:default-cell-style-name="ce5"/>
        <table:table-column table:style-name="co7" table:number-columns-repeated="998" table:default-cell-style-name="ce5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"/>
          <table:table-cell table:style-name="ce12" table:number-columns-repeated="18"/>
          <table:table-cell table:style-name="ce4"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4" office:value-type="string">
            <text:p>Balise Meta</text:p>
          </table:table-cell>
          <table:table-cell table:style-name="ce4" office:value-type="string">
            <text:p>Aucune balise &lt;meta description&gt; et &lt;meta robots&gt;</text:p>
          </table:table-cell>
          <table:table-cell table:style-name="ce4" office:value-type="string">
            <text:p>Une balise &lt;meta description&gt; est affichée dans les résultats de recherche Google et, c'est ce contenu qui va permettre d'attirer les utilisateurs sur notre page. Tandis que la balise &lt;meta robots&gt; permet d'indiquer le contenu à indexer et les liens à suivre.</text:p>
          </table:table-cell>
          <table:table-cell table:style-name="ce7" office:value-type="string">
            <text:p>Implémentation d'une balise &lt;meta description&gt; et &lt;meta robots&gt;</text:p>
          </table:table-cell>
          <table:table-cell table:style-name="ce8" office:value-type="string">
            <text:p><text:a xlink:href="https://developer.mozilla.org/fr/docs/Web/HTML/Element/meta">https://developer.mozilla.org/fr/docs/Web/HTML/Element/meta</text:a></text:p>
          </table:table-cell>
          <table:table-cell table:style-name="ce4"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4" office:value-type="string">
            <text:p>Balise &lt;title&gt;</text:p>
          </table:table-cell>
          <table:table-cell table:style-name="ce4" office:value-type="string">
            <text:p>Aucun titre ne correspond à la page </text:p>
          </table:table-cell>
          <table:table-cell table:style-name="ce6" office:value-type="string">
            <text:p>Le titre permet aux navigateurs de recherche de connaître le contexte de notre page.</text:p>
          </table:table-cell>
          <table:table-cell table:style-name="ce7" office:value-type="string">
            <text:p>Ajout d'un titre qui correspond à notre site web avec un mot-clé dedans</text:p>
          </table:table-cell>
          <table:table-cell table:style-name="ce8" office:value-type="string">
            <text:p><text:a xlink:href="https://developer.mozilla.org/fr/docs/Web/HTML/Element/title">https://developer.mozilla.org/fr/docs/Web/HTML/Element/title</text:a></text:p>
          </table:table-cell>
          <table:table-cell table:style-name="ce4" table:number-columns-repeated="1018"/>
        </table:table-row>
        <table:table-row table:style-name="ro4">
          <table:table-cell table:style-name="ce2" office:value-type="string">
            <text:p>SEO</text:p>
          </table:table-cell>
          <table:table-cell table:style-name="ce4" office:value-type="string">
            <text:p>SEO local</text:p>
          </table:table-cell>
          <table:table-cell table:style-name="ce4" office:value-type="string">
            <text:p>Paris est indiqué comme ville au lieu de Lyon</text:p>
          </table:table-cell>
          <table:table-cell table:style-name="ce4" office:value-type="string">
            <text:p>La précision géographique du lieu d'activité aide Google à référencer notre site et réduit la concurrence.</text:p>
          </table:table-cell>
          <table:table-cell table:style-name="ce7" office:value-type="string">
            <text:p>Changement de la ville de Paris par celle de Lyon</text:p>
          </table:table-cell>
          <table:table-cell table:style-name="ce8" office:value-type="string">
            <text:p><text:a xlink:href="https://www.seo.fr/definition/seo-local">https://www.seo.fr/definition/seo-local</text:a></text:p>
          </table:table-cell>
          <table:table-cell table:style-name="ce4" table:number-columns-repeated="1018"/>
        </table:table-row>
        <table:table-row table:style-name="ro5">
          <table:table-cell table:style-name="ce2" office:value-type="string">
            <text:p>SEO</text:p>
          </table:table-cell>
          <table:table-cell table:style-name="ce4" office:value-type="string">
            <text:p>&lt;div&gt; cachées</text:p>
          </table:table-cell>
          <table:table-cell table:style-name="ce4" office:value-type="string">
            <text:p>&lt;div&gt; cachées en utilisant le même background que celui du site, ou en ayant la taille de 1px. De plus, trop de mot-clés sont implémentés ce qui entraîne une technique dite du keyword stuffing.</text:p>
          </table:table-cell>
          <table:table-cell table:style-name="ce4" office:value-type="string">
            <text:p>Il est important d'implémenter de façon intelligente des mots-clés pour ne pas risquer d'être sanctionné de Black Hat par Google.</text:p>
          </table:table-cell>
          <table:table-cell table:style-name="ce7" office:value-type="string">
            <text:p>Suppression de ces &lt;div&gt; cachées</text:p>
          </table:table-cell>
          <table:table-cell table:style-name="ce8" office:value-type="string">
            <text:p><text:a xlink:href="https://developer.mozilla.org/fr/docs/Glossary/Semantics">https://developer.mozilla.org/fr/docs/Glossary/Semantics</text:a></text:p>
          </table:table-cell>
          <table:table-cell table:style-name="ce4" table:number-columns-repeated="1018"/>
        </table:table-row>
        <table:table-row table:style-name="ro6">
          <table:table-cell table:style-name="ce2" office:value-type="string">
            <text:p>SEO</text:p>
          </table:table-cell>
          <table:table-cell table:style-name="ce4" office:value-type="string">
            <text:p>Balises sémantiques</text:p>
          </table:table-cell>
          <table:table-cell table:style-name="ce4" office:value-type="string">
            <text:p>Aucune balise sémantique présente</text:p>
          </table:table-cell>
          <table:table-cell table:style-name="ce4" office:value-type="string">
            <text:p>Les balises sémantiques sont importantes car elles permettent à Google de comprendre notre contenu et donc de favoriser l'indexation. De plus, les lecteurs d'écran peuvent l'utiliser comme un indicateur pour aider les utilisateurs déficients visuels à naviguer sur la page.</text:p>
          </table:table-cell>
          <table:table-cell table:style-name="ce7" office:value-type="string">
            <text:p>Ajout de balises sémantiques tout au long du code</text:p>
          </table:table-cell>
          <table:table-cell table:style-name="ce8" office:value-type="string">
            <text:p><text:a xlink:href="https://developer.mozilla.org/fr/docs/Glossary/Semantics">https://developer.mozilla.org/fr/docs/Glossary/Semantics</text:a></text:p>
          </table:table-cell>
          <table:table-cell table:style-name="ce11"/>
          <table:table-cell table:style-name="ce4" table:number-columns-repeated="1017"/>
        </table:table-row>
        <table:table-row table:style-name="ro7">
          <table:table-cell table:style-name="ce3" office:value-type="string">
            <text:p>SEO</text:p>
          </table:table-cell>
          <table:table-cell table:style-name="ce4" office:value-type="string">
            <text:p>Liens du footer</text:p>
          </table:table-cell>
          <table:table-cell table:style-name="ce4" office:value-type="string">
            <text:p>Plusieurs liens d'annuaire sont présents dans le footer de façon abusive.</text:p>
          </table:table-cell>
          <table:table-cell table:style-name="ce4" office:value-type="string">
            <text:p>De nos jours, Google reconnaît les liens du footer. Il est donc plus intéressant d'avoir des liens de qualités en rapport avec le site pour améliorer le référencement.</text:p>
          </table:table-cell>
          <table:table-cell table:style-name="ce7" office:value-type="string">
            <text:p>Suppression des liens d'annuaires tout en conservant ceux des partenaires</text:p>
          </table:table-cell>
          <table:table-cell table:style-name="ce9" office:value-type="string">
            <text:p><text:a xlink:href="https://naturedigitale.fr/annuaires-referencement/">https://naturedigitale.fr/annuaires-referencement/</text:a></text:p>
          </table:table-cell>
          <table:table-cell table:style-name="ce4" table:number-columns-repeated="1018"/>
        </table:table-row>
        <table:table-row table:style-name="ro8">
          <table:table-cell table:style-name="ce2" office:value-type="string">
            <text:p>SEO</text:p>
          </table:table-cell>
          <table:table-cell table:style-name="ce4" office:value-type="string">
            <text:p>Vitesse et taille du site</text:p>
          </table:table-cell>
          <table:table-cell table:style-name="ce4" office:value-type="string">
            <text:p>On peut s'apercevoir lors d'une analyse de Gtmetrix que les images de notre site sont trop lourdes.</text:p>
          </table:table-cell>
          <table:table-cell table:style-name="ce4" office:value-type="string">
            <text:p><text:span text:style-name="T3">Réduire la taille du site </text:span><text:span text:style-name="T3">permet au</text:span><text:span text:style-name="T4"> Googlebot de </text:span><text:span text:style-name="T5">crawler</text:span><text:span text:style-name="T6"> </text:span><text:span text:style-name="T4">des pages plus </text:span><text:span text:style-name="T4">rapidement pour pouvoir </text:span><text:span text:style-name="T4">référencer le site en </text:span><text:span text:style-name="T4">moins de temps.</text:span></text:p>
          </table:table-cell>
          <table:table-cell table:style-name="ce7" office:value-type="string">
            <text:p>Réduction du poids et de la taille des images</text:p>
          </table:table-cell>
          <table:table-cell table:style-name="ce8" office:value-type="string">
            <text:p><text:a xlink:href="https://developer.mozilla.org/fr/docs/Learn/Performance/why_web_performance">https://developer.mozilla.org/fr/docs/Learn/Performance/why_web_performance</text:a></text:p>
          </table:table-cell>
          <table:table-cell table:style-name="ce4" table:number-columns-repeated="1018"/>
        </table:table-row>
        <table:table-row table:style-name="ro9">
          <table:table-cell table:style-name="ce2" office:value-type="string">
            <text:p>Accessibilité</text:p>
          </table:table-cell>
          <table:table-cell table:style-name="ce4" office:value-type="string">
            <text:p>Du texte dans des images</text:p>
          </table:table-cell>
          <table:table-cell table:style-name="ce4" office:value-type="string">
            <text:p>Certains paragraphes ont été implémentés avec des images.</text:p>
          </table:table-cell>
          <table:table-cell table:style-name="ce4" office:value-type="string">
            <text:p>Toujours écrire les paragraphes avec une balise &lt;p&gt;.</text:p>
          </table:table-cell>
          <table:table-cell table:style-name="ce7" office:value-type="string">
            <text:p>On remplace les images par des paragraphes écrits à la main.</text:p>
          </table:table-cell>
          <table:table-cell table:style-name="ce8" office:value-type="string">
            <text:p>Raisonnement personnel +<text:a xlink:href="https://www.ideveloppement.fr/blog/comment-optimiser-ses-images-pour-le-web-en-3-etapes/">https://www.ideveloppement.fr/blog/comment-optimiser-ses-images-pour-le-web-en-3-etapes/</text:a></text:p>
          </table:table-cell>
          <table:table-cell table:style-name="ce4" table:number-columns-repeated="1018"/>
        </table:table-row>
        <table:table-row table:style-name="ro10">
          <table:table-cell table:style-name="ce2" office:value-type="string">
            <text:p>Accessibilité</text:p>
          </table:table-cell>
          <table:table-cell table:style-name="ce4" office:value-type="string">
            <text:p>Attribut &lt;alt&gt;</text:p>
          </table:table-cell>
          <table:table-cell table:style-name="ce6" office:value-type="string">
            <text:p>Les images sont remplies de mot-clés mais ne possèdent aucune description pour l'accessibilité</text:p>
          </table:table-cell>
          <table:table-cell table:style-name="ce6" office:value-type="string">
            <text:p>La balise &lt;alt&gt; permet aux personnes non-voyantes ou mal-voyantes d'avoir une description de l'image. De plus, en SEO, cela permet de référencer notre image dans Google afin d'obtenir des visiteurs lors d'une recherche d'image.</text:p>
          </table:table-cell>
          <table:table-cell table:style-name="ce7" office:value-type="string">
            <text:p>Implémentation d'une description d'image qui correspond bien à cette dernière.</text:p>
          </table:table-cell>
          <table:table-cell table:style-name="ce8" office:value-type="string">
            <text:p><text:a xlink:href="https://developer.mozilla.org/fr/docs/Web/HTML/Element/Img">https://developer.mozilla.org/fr/docs/Web/HTML/Element/Img</text:a></text:p>
          </table:table-cell>
          <table:table-cell table:style-name="ce4" table:number-columns-repeated="1018"/>
        </table:table-row>
        <table:table-row table:style-name="ro11">
          <table:table-cell table:style-name="ce2" office:value-type="string">
            <text:p>Accessibilité</text:p>
          </table:table-cell>
          <table:table-cell table:style-name="ce4" office:value-type="string">
            <text:p>Contraste du site</text:p>
          </table:table-cell>
          <table:table-cell table:style-name="ce4" office:value-type="string">
            <text:p>Les contrastes du site ne sont pas au norme du WCAG</text:p>
          </table:table-cell>
          <table:table-cell table:style-name="ce4" office:value-type="string">
            <text:p>Un bon contraste est important pour la lisibilité du site auprès des mal-voyants et non-voyants.</text:p>
          </table:table-cell>
          <table:table-cell table:style-name="ce7" office:value-type="string">
            <text:p>Mise en place de contrastes qui correspondent aux règles du WCAG</text:p>
          </table:table-cell>
          <table:table-cell table:style-name="ce8" office:value-type="string">
            <text:p><text:a xlink:href="https://www.w3.org/TR/WCAG/#contrast-minimum">https://www.w3.org/TR/WCAG/#contrast-minimum</text:a></text:p>
          </table:table-cell>
          <table:table-cell table:style-name="ce4" table:number-columns-repeated="1018"/>
        </table:table-row>
        <table:table-row table:style-name="ro12">
          <table:table-cell table:style-name="ce2" office:value-type="string">
            <text:p>Accessibilité</text:p>
          </table:table-cell>
          <table:table-cell table:style-name="ce4" office:value-type="string">
            <text:p>balise &lt;hn&gt; ou heading</text:p>
          </table:table-cell>
          <table:table-cell table:style-name="ce4" office:value-type="string">
            <text:p>Balise &lt;h1&gt; puis &lt;h3&gt; sans avoir de &lt;h2&gt;</text:p>
          </table:table-cell>
          <table:table-cell table:style-name="ce6" office:value-type="string">
            <text:p>Cela est problématique pour les utilisateurs qui utilisent un lecteur d'écran ou si l'utilisateur navigue à l'aide d'un clavier.</text:p>
          </table:table-cell>
          <table:table-cell table:style-name="ce7" office:value-type="string">
            <text:p>Implémentation d'une balise h2 « Notre agence » qui de plus rajoute un titre avec un mot-clé qui permet d'augmenter le référencement</text:p>
          </table:table-cell>
          <table:table-cell table:style-name="ce8" office:value-type="string">
            <text:p><text:a xlink:href="https://developer.mozilla.org/fr/docs/Web/HTML/Element/Heading_Elements">https://developer.mozilla.org/fr/docs/Web/HTML/Element/Heading_Elements</text:a></text:p>
          </table:table-cell>
          <table:table-cell table:style-name="ce4" table:number-columns-repeated="1018"/>
        </table:table-row>
        <table:table-row table:style-name="ro13">
          <table:table-cell table:style-name="ce2" office:value-type="string">
            <text:p>Accessibilité</text:p>
          </table:table-cell>
          <table:table-cell table:style-name="ce4" office:value-type="string">
            <text:p>La taille de la police</text:p>
          </table:table-cell>
          <table:table-cell table:style-name="ce4" office:value-type="string">
            <text:p>Taille de la police trop petite à certains endroits pour que ce soit lisible.</text:p>
          </table:table-cell>
          <table:table-cell table:style-name="ce4" office:value-type="string">
            <text:p>Cela rejoint l'idée du contraste, il faut qu'une page soit lisible pour les non-voyants et mal-voyants.</text:p>
          </table:table-cell>
          <table:table-cell table:style-name="ce7" office:value-type="string">
            <text:p>On augmente la taille de la police pour rendre le texte lisible.</text:p>
          </table:table-cell>
          <table:table-cell table:style-name="ce8" office:value-type="string">
            <text:p><text:a xlink:href="https://css-tricks.com/accessible-font-sizing-explained/">https://css-tricks.com/accessible-font-sizing-explained/</text:a></text:p>
          </table:table-cell>
          <table:table-cell table:style-name="ce4" table:number-columns-repeated="1018"/>
        </table:table-row>
        <table:table-row table:style-name="ro14">
          <table:table-cell table:style-name="ce2" office:value-type="string">
            <text:p>Accessibilité</text:p>
          </table:table-cell>
          <table:table-cell table:style-name="ce4" office:value-type="string">
            <text:p>Apparence des boutons</text:p>
          </table:table-cell>
          <table:table-cell table:style-name="ce4" office:value-type="string">
            <text:p>Apparence des boutons qui ne sont pas identiques</text:p>
          </table:table-cell>
          <table:table-cell table:style-name="ce6" office:value-type="string">
            <text:p>Pour respecter les règles d'accessibilité, le site se doit d'être prévisible et donc de respecter une certaine charte graphique cohérente.</text:p>
          </table:table-cell>
          <table:table-cell table:style-name="ce7" office:value-type="string">
            <text:p>Harmonisation de la charte graphique des boutons</text:p>
          </table:table-cell>
          <table:table-cell table:style-name="ce8" office:value-type="string">
            <text:p><text:a xlink:href="https://www.usabilis.com/accessibilite-numerique/">https://www.usabilis.com/accessibilite-numerique/</text:a></text:p>
          </table:table-cell>
          <table:table-cell table:style-name="ce4" table:number-columns-repeated="1018"/>
        </table:table-row>
        <table:table-row table:style-name="ro15">
          <table:table-cell table:style-name="ce2" office:value-type="string">
            <text:p>Accessibilité</text:p>
          </table:table-cell>
          <table:table-cell table:style-name="ce4" office:value-type="string">
            <text:p>Bouton invisible sur la page 2</text:p>
          </table:table-cell>
          <table:table-cell table:style-name="ce4" office:value-type="string">
            <text:p>Un bouton est invisible mais cliquable sur la page 2</text:p>
          </table:table-cell>
          <table:table-cell table:style-name="ce4" office:value-type="string">
            <text:p>Pour faire disparaître un bouton il vaut mieux utiliser display:none ou visibilty : hidden afin de réellement le cacher.</text:p>
          </table:table-cell>
          <table:table-cell table:style-name="ce7" office:value-type="string">
            <text:p>J'ai fait apparaître le bouton car il permet à l'utilisateur de remonter en haut de la page, ce qui est un plus pour les utilisateurs au clavier.</text:p>
          </table:table-cell>
          <table:table-cell table:style-name="ce8" office:value-type="string">
            <text:p><text:a xlink:href="https://developer.mozilla.org/fr/docs/Web/CSS/display">https://developer.mozilla.org/fr/docs/Web/CSS/display</text:a> <text:a xlink:href="https://developer.mozilla.org/fr/docs/Web/CSS/visibility">https://developer.mozilla.org/fr/docs/Web/CSS/visibility</text:a></text:p>
          </table:table-cell>
          <table:table-cell table:style-name="ce4" table:number-columns-repeated="1018"/>
        </table:table-row>
        <table:table-row table:style-name="ro14">
          <table:table-cell table:style-name="ce2" office:value-type="string">
            <text:p>Accessibilité</text:p>
          </table:table-cell>
          <table:table-cell table:style-name="ce4" office:value-type="string">
            <text:p>Balise formulaire</text:p>
          </table:table-cell>
          <table:table-cell table:style-name="ce6" office:value-type="string">
            <text:p>Les balises &lt;input&gt; du formulaire ne sont pas reliées aux balises &lt;label&gt;.</text:p>
          </table:table-cell>
          <table:table-cell table:style-name="ce6" office:value-type="string">
            <text:p>Il est primordial que les &lt;label&gt; soient liés aux &lt;input&gt; pour que les lecteurs d'écran puissent comprendre les contrôles du formulaire.</text:p>
          </table:table-cell>
          <table:table-cell table:style-name="ce4" office:value-type="string">
            <text:p>On relie donc les balises &lt;input&gt; aux balises &lt;label&gt;</text:p>
          </table:table-cell>
          <table:table-cell table:style-name="ce8" office:value-type="string">
            <text:p><text:a xlink:href="https://developer.mozilla.org/fr/docs/Web/HTML/Element/Form">https://developer.mozilla.org/fr/docs/Web/HTML/Element/Form</text:a></text:p>
          </table:table-cell>
          <table:table-cell table:style-name="ce4" table:number-columns-repeated="1018"/>
        </table:table-row>
        <table:table-row table:style-name="ro16">
          <table:table-cell table:style-name="ce2" office:value-type="string">
            <text:p>Accessibilité</text:p>
          </table:table-cell>
          <table:table-cell table:style-name="ce4" office:value-type="string">
            <text:p>Mauvais chemin de dossier</text:p>
          </table:table-cell>
          <table:table-cell table:style-name="ce4" office:value-type="string">
            <text:p>Suffixe <text:span text:style-name="T1">min</text:span><text:span text:style-name="T2"> ajouté aux </text:span><text:span text:style-name="T2">chemins de certains </text:span><text:span text:style-name="T2">dossiers de la page 2, </text:span><text:span text:style-name="T2">ce qui empêche le css </text:span><text:span text:style-name="T2">de s'appliquer.</text:span></text:p>
          </table:table-cell>
          <table:table-cell table:style-name="ce4" office:value-type="string">
            <text:p>Le site doit être graphiquement correct afin que l'utilisateur s'y retrouve facilement.</text:p>
          </table:table-cell>
          <table:table-cell table:style-name="ce4" office:value-type="string">
            <text:p>On enlève les suffixes <text:span text:style-name="T1">min</text:span><text:span text:style-name="T2"> aux chemins du </text:span><text:span text:style-name="T2">dossier afin que la </text:span><text:span text:style-name="T2">charte graphique du site </text:span><text:span text:style-name="T2">soit correct.</text:span></text:p>
          </table:table-cell>
          <table:table-cell table:style-name="ce8" office:value-type="string">
            <text:p><text:a xlink:href="https://developer.mozilla.org/fr/docs/Learn/Getting_started_with_the_web/Dealing_with_files">https://developer.mozilla.org/fr/docs/Learn/Getting_started_with_the_web/Dealing_with_files</text:a></text:p>
          </table:table-cell>
          <table:table-cell table:style-name="ce4" table:number-columns-repeated="1018"/>
        </table:table-row>
        <table:table-row table:style-name="ro1" table:number-rows-repeated="2">
          <table:table-cell table:style-name="ce2"/>
          <table:table-cell table:style-name="ce4" table:number-columns-repeated="4"/>
          <table:table-cell table:style-name="ce8"/>
          <table:table-cell table:style-name="ce4" table:number-columns-repeated="1018"/>
        </table:table-row>
        <table:table-row table:style-name="ro1">
          <table:table-cell table:style-name="ce4" table:number-columns-repeated="5"/>
          <table:table-cell table:style-name="ce8"/>
          <table:table-cell table:style-name="ce4" table:number-columns-repeated="1018"/>
        </table:table-row>
        <table:table-row table:style-name="ro1">
          <table:table-cell table:style-name="ce4" table:number-columns-repeated="5"/>
          <table:table-cell table:style-name="ce8"/>
          <table:table-cell/>
          <table:table-cell table:style-name="ce4" table:number-columns-repeated="1017"/>
        </table:table-row>
        <table:table-row table:style-name="ro1" table:number-rows-repeated="979">
          <table:table-cell table:number-columns-repeated="1024"/>
        </table:table-row>
        <table:table-row table:style-name="ro17" table:number-rows-repeated="1047575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i" svg:font-family="Calibi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25/05/2022</text:date>, <text:time>18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5T18:09:34.33</dc:date>
    <dc:creator>Guillaume Simon</dc:creator>
    <meta:generator>OpenOffice/4.1.11$Win32 OpenOffice.org_project/4111m1$Build-9808</meta:generator>
    <meta:editing-duration>PT1H40M16S</meta:editing-duration>
    <meta:editing-cycles>40</meta:editing-cycles>
    <meta:document-statistic meta:table-count="1" meta:cell-count="102" meta:object-count="0"/>
  </office:meta>
</office:document-meta>
</file>